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 Asian" svg:font-family="'CM Roman Asian'" style:font-pitch="variable" style:font-charset="x-symbol"/>
    <style:font-face style:name="Liberation Sans3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CM Roman" svg:font-family="'CM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0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fill-hatch-solid="false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7" style:family="graphic" style:parent-style-name="standard">
      <style:graphic-properties draw:stroke="solid" svg:stroke-width="0.102cm" svg:stroke-color="#000000" draw:marker-start-width="0.352cm" draw:marker-end-width="0.352cm" draw:fill="hatch" draw:fill-color="#000000" draw:fill-hatch-name="Black_20_45_20_Degrees" draw:fill-hatch-solid="false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style:text-properties style:font-name="CM Roman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008000" style:font-name="CM Roman Asian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000080" style:font-name="CM Roman Asian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color="#800000" style:font-name="CM Roman Asian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M Roman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8000" style:font-name="CM Roman Asian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80" style:font-name="CM Roman Asian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800000" style:font-name="CM Roman Asian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15cm" svg:y1="5.572cm" svg:x2="15.016cm" svg:y2="11.922cm">
          <text:p/>
        </draw:line>
        <draw:line draw:style-name="gr1" draw:text-style-name="P1" draw:layer="layout" svg:x1="14.97cm" svg:y1="5.572cm" svg:x2="6.969cm" svg:y2="11.922cm">
          <text:p/>
        </draw:line>
        <draw:frame draw:style-name="gr2" draw:text-style-name="P2" draw:layer="layout" svg:width="2.585cm" svg:height="1.449cm" svg:x="4.638cm" svg:y="11.795cm">
          <draw:text-box>
            <text:p><text:span text:style-name="T1">DM</text:span></text:p>
          </draw:text-box>
        </draw:frame>
        <draw:frame draw:style-name="gr2" draw:text-style-name="P2" draw:layer="layout" svg:width="2.585cm" svg:height="1.449cm" svg:x="14.856cm" svg:y="11.795cm">
          <draw:text-box>
            <text:p><text:span text:style-name="T1">DM</text:span></text:p>
          </draw:text-box>
        </draw:frame>
        <draw:frame draw:style-name="gr2" draw:text-style-name="P2" draw:layer="layout" svg:width="2.335cm" svg:height="1.449cm" svg:x="4.937cm" svg:y="4.504cm">
          <draw:text-box>
            <text:p><text:span text:style-name="T1">SM</text:span></text:p>
          </draw:text-box>
        </draw:frame>
        <draw:frame draw:style-name="gr2" draw:text-style-name="P2" draw:layer="layout" svg:width="2.335cm" svg:height="1.449cm" svg:x="14.748cm" svg:y="4.475cm">
          <draw:text-box>
            <text:p><text:span text:style-name="T1">SM</text:span></text:p>
          </draw:text-box>
        </draw:frame>
        <draw:line draw:style-name="gr3" draw:text-style-name="P1" draw:layer="layout" svg:x1="6.126cm" svg:y1="14.081cm" svg:x2="16.159cm" svg:y2="14.081cm">
          <text:p/>
        </draw:line>
        <draw:line draw:style-name="gr4" draw:text-style-name="P1" draw:layer="layout" svg:x1="17.991cm" svg:y1="5.064cm" svg:x2="17.991cm" svg:y2="12.557cm">
          <text:p/>
        </draw:line>
        <draw:line draw:style-name="gr5" draw:text-style-name="P1" draw:layer="layout" svg:x1="4.14cm" svg:y1="12.43cm" svg:x2="4.14cm" svg:y2="4.937cm">
          <text:p/>
        </draw:line>
        <draw:custom-shape draw:style-name="gr6" draw:text-style-name="P1" draw:layer="layout" svg:width="4.526cm" svg:height="4.445cm" svg:x="8.74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26cm" svg:height="4.445cm" svg:x="8.79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948cm" svg:height="1.394cm" svg:x="7.042cm" svg:y="14.616cm">
          <draw:text-box>
            <text:p><text:span text:style-name="T2">Direct detection</text:span></text:p>
          </draw:text-box>
        </draw:frame>
        <draw:frame draw:style-name="gr2" draw:text-style-name="P4" draw:layer="layout" svg:width="8.719cm" svg:height="1.394cm" draw:transform="rotate (1.56748020121611) translate (1.808cm 13.315cm)">
          <draw:text-box draw:corner-radius="0.127cm">
            <text:p><text:span text:style-name="T3">Indirect detection</text:span></text:p>
          </draw:text-box>
        </draw:frame>
        <draw:frame draw:style-name="gr2" draw:text-style-name="P5" draw:layer="layout" svg:width="5.658cm" svg:height="1.394cm" draw:transform="rotate (-1.57812670965327) translate (19.988cm 5.503cm)">
          <draw:text-box draw:corner-radius="0.127cm">
            <text:p><text:span text:style-name="T4">Produ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 Roman Asian" svg:font-family="'CM Roman Asian'" style:font-pitch="variable" style:font-charset="x-symbol"/>
    <style:font-face style:name="Liberation Sans3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CM Roman" svg:font-family="'CM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756cm" fo:margin-bottom="11.52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19:03:29.476080727</meta:creation-date>
    <dc:date>2017-02-07T17:30:31.102243744</dc:date>
    <meta:editing-duration>P3DT22H55M22S</meta:editing-duration>
    <meta:editing-cycles>3</meta:editing-cycles>
    <meta:generator>LibreOffice/4.2.8.2$Linux_X86_64 LibreOffice_project/420$Build-2</meta:generator>
    <meta:document-statistic meta:object-count="14"/>
  </office:meta>
</office:document-meta>
</file>